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per Zedlitz</meta:initial-creator>
    <meta:creation-date>2025-02-12T07:23:59.108163091</meta:creation-date>
    <dc:date>2025-02-12T07:24:53.279589910</dc:date>
    <dc:creator>Jesper Zedlitz</dc:creator>
    <meta:editing-duration>PT55S</meta:editing-duration>
    <meta:editing-cycles>1</meta:editing-cycles>
    <meta:document-statistic meta:table-count="1" meta:cell-count="22" meta:object-count="0"/>
    <meta:generator>LibreOffice/24.2.7.2$Linux_X86_64 LibreOffice_project/420$Build-2</meta:generator>
  </office:meta>
</office:document-meta>
</file>